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1.112cm"/>
    </style:style>
    <style:style style:name="pr2" style:family="presentation" style:parent-style-name="Default-subtitle">
      <style:graphic-properties draw:fill-color="#ffffff" fo:min-height="9.6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draw:auto-grow-height="true" fo:min-height="1.363cm"/>
    </style:style>
    <style:style style:name="pr6" style:family="presentation" style:parent-style-name="Default-outline1">
      <style:graphic-properties fo:min-height="9.65cm"/>
    </style:style>
    <style:style style:name="pr7" style:family="presentation" style:parent-style-name="Default-subtitle">
      <style:graphic-properties draw:stroke="solid" draw:fill-color="#ffffff" fo:min-height="2.454cm"/>
    </style:style>
    <style:style style:name="pr8" style:family="presentation" style:parent-style-name="Default-subtitle">
      <style:graphic-properties draw:fill-color="#ffffff" fo:min-height="1.27cm"/>
    </style:style>
    <style:style style:name="co1" style:family="table-column">
      <style:table-column-properties style:column-width="4.413cm" style:use-optimal-column-width="false"/>
    </style:style>
    <style:style style:name="co2" style:family="table-column">
      <style:table-column-properties style:column-width="0.813cm" style:use-optimal-column-width="false"/>
    </style:style>
    <style:style style:name="co3" style:family="table-column">
      <style:table-column-properties style:column-width="3.101cm" style:use-optimal-column-width="false"/>
    </style:style>
    <style:style style:name="co4" style:family="table-column">
      <style:table-column-properties style:column-width="3.104cm" style:use-optimal-column-width="false"/>
    </style:style>
    <style:style style:name="ro1" style:family="table-row">
      <style:table-row-properties style:row-height="1.679cm"/>
    </style:style>
    <style:style style:name="ro2" style:family="table-row">
      <style:table-row-properties style:row-height="1.002cm"/>
    </style:style>
    <style:style style:name="ro3" style:family="table-row">
      <style:table-row-properties style:row-height="1.075cm"/>
    </style:style>
    <style:style style:name="ro4" style:family="table-row">
      <style:table-row-properties style:row-height="0.837cm"/>
    </style:style>
    <style:style style:name="ro5" style:family="table-row">
      <style:table-row-properties style:row-height="0.809cm"/>
    </style:style>
    <style:style style:name="ro6" style:family="table-row">
      <style:table-row-properties style:row-height="0.838cm"/>
    </style:style>
    <style:style style:name="ce1" style:family="table-cell">
      <style:graphic-properties draw:fill="solid" draw:fill-color="#ffffff" style:repeat="repeat"/>
      <style:paragraph-properties fo:border="0.001cm solid #000000"/>
      <style:text-properties fo:font-size="14pt" style:font-size-asian="14pt" style:font-size-complex="14pt"/>
    </style:style>
    <style:style style:name="ce2" style:family="table-cell">
      <style:graphic-properties draw:fill="solid" draw:fill-color="#cccccc" style:repeat="repeat"/>
      <style:paragraph-properties fo:border="0.001cm solid #000000"/>
      <style:text-properties fo:font-size="14pt" style:font-size-asian="14pt" style:font-size-complex="14pt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font-size="10pt" style:font-size-asian="10pt" style:font-size-complex="10pt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Luxi Mono'" style:font-pitch="fixed" fo:font-size="12pt" style:font-size-asian="12pt" style:font-size-complex="12pt"/>
    </style:style>
    <style:style style:name="P6" style:family="paragraph">
      <style:paragraph-properties fo:text-align="start"/>
      <style:text-properties fo:font-family="'Liberation Sans'" style:font-family-generic="swiss" style:font-pitch="variable" fo:font-size="12pt" style:font-size-asian="12pt" style:font-size-complex="12pt"/>
    </style:style>
    <style:style style:name="P7" style:family="paragraph">
      <style:paragraph-properties fo:margin-top="0cm" fo:margin-bottom="0.051cm" fo:line-height="100%"/>
    </style:style>
    <style:style style:name="P8" style:family="paragraph">
      <style:paragraph-properties fo:margin-left="0.051cm" fo:margin-right="0cm" fo:margin-top="0cm" fo:margin-bottom="0.051cm" fo:line-height="100%" fo:text-indent="0cm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'Luxi Mono'" style:font-pitch="fixed" fo:font-size="12pt" style:font-size-asian="12pt" style:font-size-complex="12pt"/>
    </style:style>
    <style:style style:name="T5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916cm" svg:height="2.833cm" svg:x="1.635cm" svg:y="1.786cm" presentation:class="title" presentation:user-transformed="true">
          <draw:text-box>
            <text:p text:style-name="P1"><text:span text:style-name="T1">Параллельное построение пространства состояний конечной системы</text:span></text:p>
          </draw:text-box>
        </draw:frame>
        <draw:frame presentation:style-name="pr2" draw:text-style-name="P2" draw:layer="layout" svg:width="11.916cm" svg:height="9.65cm" svg:x="1.662cm" svg:y="3.034cm" presentation:class="subtitle">
          <draw:text-box>
            <text:p text:style-name="P2"><text:span text:style-name="T2">Студент: Коротков И.А., ИУ7-112</text:span></text:p>
            <text:p text:style-name="P2"><text:span text:style-name="T2">Руководитель: Крищенко В.А. <text:s text:c="2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draw:style-name="standard" draw:layer="layout" svg:width="13.238cm" svg:height="4.359cm" svg:x="1cm" svg:y="3.6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Вероятность возникновения</text:p>
              </table:table-cell>
              <table:table-cell>
                <text:p text:style-name="P2">Критические</text:p>
              </table:table-cell>
              <table:table-cell>
                <text:p text:style-name="P2">Некритичные</text:p>
              </table:table-cell>
            </table:table-row>
            <table:table-row table:style-name="ro1" table:default-cell-style-name="ce1">
              <table:table-cell>
                <text:p text:style-name="P2">высокая</text:p>
              </table:table-cell>
              <table:table-cell table:style-name="ce2">
                <text:p text:style-name="P2">Тестирование, верификация</text:p>
              </table:table-cell>
              <table:table-cell>
                <text:p text:style-name="P2">Тестирование</text:p>
              </table:table-cell>
            </table:table-row>
            <table:table-row table:style-name="ro2" table:default-cell-style-name="ce1">
              <table:table-cell>
                <text:p text:style-name="P2">низкая</text:p>
              </table:table-cell>
              <table:table-cell table:style-name="ce2">
                <text:p text:style-name="P2">Верификация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1" draw:text-style-name="P1" draw:layer="layout" svg:width="11.916cm" svg:height="1.112cm" svg:x="1.662cm" svg:y="1.45cm" presentation:class="title" presentation:user-transformed="true">
          <draw:text-box>
            <text:p text:style-name="P1"><text:span text:style-name="T1">Ошибки в ПО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1" draw:layer="layout" svg:width="11.916cm" svg:height="1.363cm" svg:x="1.662cm" svg:y="1.325cm" presentation:class="title">
          <draw:text-box>
            <text:p text:style-name="P1"><text:span text:style-name="T1">Проблемы верификации</text:span></text:p>
          </draw:text-box>
        </draw:frame>
        <draw:frame presentation:style-name="pr6" draw:text-style-name="P2" draw:layer="layout" svg:width="11.916cm" svg:height="6.346cm" svg:x="1.662cm" svg:y="2.909cm" presentation:class="outline" presentation:user-transformed="true">
          <draw:text-box>
            <text:list text:style-name="L3">
              <text:list-item>
                <text:p text:style-name="P2"><text:span text:style-name="T2">Размер пространства состояний растет экспоненциально</text:span></text:p>
              </text:list-item>
              <text:list-item>
                <text:p text:style-name="P2"><text:span text:style-name="T2">Модели среднего размера требуют более 10 Гб оперативной памяти для хранения пространства состояний</text:span></text:p>
              </text:list-item>
              <text:list-item>
                <text:p text:style-name="P2"><text:span text:style-name="T2">На верификацию средней модели уходят недел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11.916cm" svg:height="1.889cm" svg:x="1.662cm" svg:y="0.937cm" presentation:class="title" presentation:user-transformed="true">
          <draw:text-box>
            <text:p>Уменьшение требований к оперативной памяти</text:p>
          </draw:text-box>
        </draw:frame>
        <draw:custom-shape draw:style-name="gr2" draw:text-style-name="P3" draw:id="id1" draw:layer="layout" svg:width="4.445cm" svg:height="0.635cm" svg:x="5.445cm" svg:y="2.905cm">
          <text:p text:style-name="P3"><text:span text:style-name="T3">Генерация состояний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4.445cm" svg:height="0.635cm" svg:x="2.27cm" svg:y="4.175cm">
          <text:p text:style-name="P3"><text:span text:style-name="T3">Последовательная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4.445cm" svg:height="0.635cm" svg:x="9.255cm" svg:y="4.175cm">
          <text:p text:style-name="P3"><text:span text:style-name="T3">Параллельная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4.445cm" svg:height="0.635cm" svg:x="2.905cm" svg:y="5.445cm">
          <text:p text:style-name="P3"><text:span text:style-name="T3">Битовое хэширование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4.445cm" svg:height="0.635cm" svg:x="2.905cm" svg:y="6.715cm">
          <text:p text:style-name="P3"><text:span text:style-name="T3">Сжатие состояний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4.445cm" svg:height="1.175cm" svg:x="2.905cm" svg:y="7.985cm">
          <text:p text:style-name="P3"><text:span text:style-name="T3">Сокращение частных </text:span></text:p>
          <text:p text:style-name="P3"><text:span text:style-name="T3">порядков</text:span></text:p>
          <draw:enhanced-geometry svg:viewBox="0 0 21600 21600" draw:type="rectangle" draw:enhanced-path="M 0 0 L 21600 0 21600 21600 0 21600 0 0 Z N"/>
        </draw:custom-shape>
        <draw:connector draw:style-name="gr3" draw:layer="layout" draw:type="line" svg:x1="7.667cm" svg:y1="3.54cm" svg:x2="11.477cm" svg:y2="4.175cm" draw:start-shape="id1" draw:start-glue-point="2" draw:end-shape="id2" draw:end-glue-point="0" svg:d="m7667 3540 3810 635">
          <text:p/>
        </draw:connector>
        <draw:connector draw:style-name="gr4" draw:text-style-name="P4" draw:layer="layout" draw:type="line" svg:x1="7.667cm" svg:y1="3.54cm" svg:x2="4.492cm" svg:y2="4.175cm" draw:start-shape="id1" draw:start-glue-point="2" draw:end-shape="id3" draw:end-glue-point="0" svg:d="m7667 3540-3175 635">
          <text:p/>
        </draw:connector>
        <draw:connector draw:style-name="gr4" draw:text-style-name="P4" draw:layer="layout" svg:x1="2.27cm" svg:y1="4.492cm" svg:x2="2.905cm" svg:y2="5.762cm" draw:start-shape="id3" draw:start-glue-point="3" draw:end-shape="id4" draw:end-glue-point="3" svg:d="m2270 4492h-502v1270h1137">
          <text:p/>
        </draw:connector>
        <draw:connector draw:style-name="gr4" draw:text-style-name="P4" draw:layer="layout" svg:x1="2.27cm" svg:y1="4.492cm" svg:x2="2.905cm" svg:y2="7.032cm" draw:start-shape="id3" draw:start-glue-point="3" draw:end-shape="id5" draw:end-glue-point="3" svg:d="m2270 4492h-502v2540h1137">
          <text:p/>
        </draw:connector>
        <draw:connector draw:style-name="gr4" draw:text-style-name="P4" draw:layer="layout" svg:x1="2.27cm" svg:y1="4.492cm" svg:x2="2.905cm" svg:y2="8.572cm" draw:start-shape="id3" draw:start-glue-point="3" draw:end-shape="id6" svg:d="m2270 4492h-502v4080h1137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layer="layout" svg:width="11.916cm" svg:height="1.889cm" svg:x="1.662cm" svg:y="1.062cm" presentation:class="title">
          <draw:text-box>
            <text:p>Последовательная генерация состояний</text:p>
          </draw:text-box>
        </draw:frame>
        <draw:frame presentation:style-name="pr7" draw:text-style-name="P5" draw:layer="layout" svg:width="11.916cm" svg:height="3.897cm" svg:x="1.635cm" svg:y="2.905cm" presentation:class="subtitle" presentation:user-transformed="true">
          <draw:text-box>
            <text:p text:style-name="P5"><text:span text:style-name="T4"><text:s/></text:span><text:span text:style-name="T4">Visited = []</text:span></text:p>
            <text:p text:style-name="P5"><text:span text:style-name="T4"><text:s/></text:span><text:span text:style-name="T4">def StateSpaceDFS(state):</text:span></text:p>
            <text:p text:style-name="P5"><text:span text:style-name="T4"><text:s text:c="5"/></text:span><text:span text:style-name="T4">if not state in Visited:</text:span></text:p>
            <text:p text:style-name="P5"><text:span text:style-name="T4"><text:s text:c="9"/></text:span><text:span text:style-name="T4">Visited += state</text:span></text:p>
            <text:p text:style-name="P5"><text:span text:style-name="T4"><text:s text:c="9"/></text:span><text:span text:style-name="T4">for each state' in Next(state):</text:span></text:p>
            <text:p text:style-name="P5"><text:span text:style-name="T4"><text:s text:c="13"/></text:span><text:span text:style-name="T4">StateSpaceDFS(state')</text:span></text:p>
            <text:p text:style-name="P5"><text:span text:style-name="T4"><text:s/></text:span><text:span text:style-name="T4">StateSpaceDFS(start)</text:span></text:p>
            <text:p text:style-name="P5"><text:span text:style-name="T4"/></text:p>
          </draw:text-box>
        </draw:frame>
        <draw:frame presentation:style-name="pr8" draw:text-style-name="P6" draw:layer="layout" svg:width="11.916cm" svg:height="1.436cm" svg:x="1.635cm" svg:y="7.267cm">
          <draw:text-box>
            <text:p text:style-name="P6"><text:span text:style-name="T5">C <text:s/>ростом размера модели быстро становится невозможным из-за нехватки памяти для хранения множества достигнутых состояний </text:span><text:span text:style-name="T4">Visited</text:span><text:span text:style-name="T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11.916cm" svg:height="1.363cm" svg:x="1.635cm" svg:y="1cm" presentation:class="title" presentation:user-transformed="true">
          <draw:text-box>
            <text:p>Параллельная генерация</text:p>
          </draw:text-box>
        </draw:frame>
        <draw:frame presentation:style-name="pr6" draw:text-style-name="P8" draw:layer="layout" svg:width="13.24cm" svg:height="9.9cm" svg:x="1cm" svg:y="2.53cm" presentation:class="outline" presentation:user-transformed="true">
          <draw:text-box>
            <text:list text:style-name="L3">
              <text:list-item>
                <text:p text:style-name="P7">Распределенное хранилище состояний</text:p>
                <text:list>
                  <text:list-item>
                    <text:p text:style-name="P7">Генерация состояний только на одном узле</text:p>
                  </text:list-item>
                  <text:list-item>
                    <text:p text:style-name="P7">Неэффективно из-за неиспользования вычислительных ресурсов и большого количества удаленных вызовов</text:p>
                  </text:list-item>
                  <text:list-item>
                    <text:p text:style-name="P7">Позволяет выполнять обход в глубину и поиск циклов</text:p>
                  </text:list-item>
                </text:list>
              </text:list-item>
              <text:list-item>
                <text:p text:style-name="P7">Распределенная генерация состояний</text:p>
                <text:list>
                  <text:list-item>
                    <text:p text:style-name="P7">Каждый узел является хранилищем и генератором</text:p>
                  </text:list-item>
                  <text:list-item>
                    <text:p text:style-name="P7">Используются вычислительные ресурсы всех узлов</text:p>
                  </text:list-item>
                  <text:list-item>
                    <text:p text:style-name="P7">Необходимо использовать поиск в ширину: поиск циклов затрудне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11.916cm" svg:height="1.889cm" svg:x="1.635cm" svg:y="1.016cm" presentation:class="title" presentation:user-transformed="true">
          <draw:text-box>
            <text:p>Распределение состояний между узлами</text:p>
          </draw:text-box>
        </draw:frame>
        <draw:custom-shape draw:style-name="gr5" draw:text-style-name="P9" draw:id="id8" draw:layer="layout" svg:width="2.54cm" svg:height="1.27cm" svg:x="1cm" svg:y="5.445cm">
          <text:p text:style-name="P4"><text:span text:style-name="T6">Глобальные </text:span></text:p>
          <text:p text:style-name="P4"><text:span text:style-name="T6">переменные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id="id11" draw:layer="layout" svg:width="1.905cm" svg:height="1.27cm" svg:x="3.54cm" svg:y="5.445cm">
          <text:p text:style-name="P4"><text:span text:style-name="T6">Процесс 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id="id12" draw:layer="layout" svg:width="1.905cm" svg:height="1.27cm" svg:x="5.445cm" svg:y="5.445cm">
          <text:p text:style-name="P4"><text:span text:style-name="T6">Процесс 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id="id9" draw:layer="layout" svg:width="1.905cm" svg:height="1.27cm" svg:x="7.35cm" svg:y="5.445cm">
          <text:p text:style-name="P4"><text:span text:style-name="T6">Процесс N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7cm" svg:height="1.27cm" svg:x="11.795cm" svg:y="4.175cm">
          <text:p text:style-name="P9"><text:span text:style-name="T6">Узел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draw:layer="layout" svg:width="1.27cm" svg:height="1.27cm" svg:x="11.795cm" svg:y="6.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9" draw:layer="layout" svg:width="1.27cm" svg:height="1.27cm" svg:x="11.795cm" svg:y="7.89cm">
          <text:p text:style-name="P9"><text:span text:style-name="T6">Узел 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9" draw:layer="layout" svg:width="1.27cm" svg:height="1.27cm" svg:x="11.795cm" svg:y="2.27cm">
          <text:p text:style-name="P9"><text:span text:style-name="T6">Узел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9" draw:id="id7" draw:layer="layout" svg:width="1.27cm" svg:height="0.635cm" svg:x="4.81cm" svg:y="3.54cm">
          <text:p text:style-name="P4"><text:span text:style-name="T6">хэ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line-skew="0cm 0.501cm" svg:x1="5.445cm" svg:y1="4.175cm" svg:x2="1cm" svg:y2="6.08cm" draw:start-shape="id7" draw:start-glue-point="8" draw:end-shape="id8" draw:end-glue-point="3" svg:d="m5445 4175v635h-4445v1270 0">
          <text:p/>
        </draw:connector>
        <draw:connector draw:style-name="gr8" draw:text-style-name="P4" draw:layer="layout" draw:line-skew="0cm -0.5cm" svg:x1="5.445cm" svg:y1="4.175cm" svg:x2="9.255cm" svg:y2="6.08cm" draw:start-shape="id7" draw:start-glue-point="8" draw:end-shape="id9" draw:end-glue-point="1" svg:d="m5445 4175v635h3810v1270 0">
          <text:p/>
        </draw:connector>
        <draw:custom-shape draw:style-name="gr2" draw:text-style-name="P9" draw:id="id10" draw:layer="layout" svg:width="1.27cm" svg:height="0.635cm" svg:x="5.445cm" svg:y="7.985cm">
          <text:p text:style-name="P4"><text:span text:style-name="T6">хэ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line-skew="0cm 0.502cm" svg:x1="6.08cm" svg:y1="7.985cm" svg:x2="3.54cm" svg:y2="6.08cm" draw:start-shape="id10" draw:start-glue-point="4" draw:end-shape="id11" draw:end-glue-point="3" svg:d="m6080 7985v-635h-2540v-1270 0">
          <text:p/>
        </draw:connector>
        <draw:connector draw:style-name="gr8" draw:text-style-name="P4" draw:layer="layout" draw:line-skew="0cm 0.502cm" svg:x1="6.08cm" svg:y1="7.985cm" svg:x2="5.445cm" svg:y2="6.08cm" draw:start-shape="id10" draw:start-glue-point="4" draw:end-shape="id12" draw:end-glue-point="3" svg:d="m6080 7985v-635h-635v-1270 0">
          <text:p/>
        </draw:connector>
        <draw:connector draw:style-name="gr9" draw:text-style-name="P4" draw:layer="layout" draw:line-skew="1.291cm" svg:x1="6.715cm" svg:y1="8.303cm" svg:x2="11.25cm" svg:y2="3.25cm" draw:start-shape="id10" draw:start-glue-point="10" svg:d="m6715 8303h3810v-5053h725">
          <text:p/>
        </draw:connector>
        <draw:connector draw:style-name="gr9" draw:text-style-name="P4" draw:layer="layout" draw:line-skew="0.974cm" svg:x1="6.08cm" svg:y1="3.858cm" svg:x2="11.25cm" svg:y2="7.458cm" draw:start-shape="id7" draw:start-glue-point="10" svg:d="m6080 3858h3810v3600h1360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11.916cm" svg:height="1.112cm" svg:x="1.662cm" svg:y="1.45cm" presentation:class="title">
          <draw:text-box>
            <text:p>Сравнение распределений</text:p>
          </draw:text-box>
        </draw:frame>
        <draw:frame draw:style-name="standard" draw:layer="layout" svg:width="13.219cm" svg:height="3.558cm" svg:x="1.021cm" svg:y="4.175cm">
          <table:table table:template-name="default"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0">P</text:p>
              </table:table-cell>
              <table:table-cell>
                <text:p text:style-name="P10">Состояния, 10<text:span text:style-name="T7">3</text:span></text:p>
              </table:table-cell>
              <table:table-cell>
                <text:p text:style-name="P10">Переходы, <text:s/>10<text:span text:style-name="T7">3</text:span></text:p>
              </table:table-cell>
              <table:table-cell>
                <text:p text:style-name="P10"><text:s/>Удаленные вызовы, <text:s/>10<text:span text:style-name="T7">3</text:span></text:p>
              </table:table-cell>
              <table:table-cell>
                <text:p text:style-name="P10">Загруженность узлов </text:p>
              </table:table-cell>
            </table:table-row>
            <table:table-row table:style-name="ro4" table:default-cell-style-name="ce3">
              <table:table-cell>
                <text:p text:style-name="P10">5</text:p>
              </table:table-cell>
              <table:table-cell>
                <text:p text:style-name="P11">28</text:p>
              </table:table-cell>
              <table:table-cell>
                <text:p text:style-name="P11">42</text:p>
              </table:table-cell>
              <table:table-cell>
                <text:p text:style-name="P10"><text:s text:c="2"/>31 <text:s text:c="3"/>/ <text:s text:c="2"/>7</text:p>
              </table:table-cell>
              <table:table-cell>
                <text:p text:style-name="P10">0.99 / 0.66</text:p>
              </table:table-cell>
            </table:table-row>
            <table:table-row table:style-name="ro5" table:default-cell-style-name="ce3">
              <table:table-cell>
                <text:p text:style-name="P10">6</text:p>
              </table:table-cell>
              <table:table-cell>
                <text:p text:style-name="P11">147</text:p>
              </table:table-cell>
              <table:table-cell>
                <text:p text:style-name="P11">232</text:p>
              </table:table-cell>
              <table:table-cell>
                <text:p text:style-name="P10">170 <text:s text:c="3"/>/ <text:s/>31</text:p>
              </table:table-cell>
              <table:table-cell>
                <text:p text:style-name="P10">0.99 / 0.68</text:p>
              </table:table-cell>
            </table:table-row>
            <table:table-row table:style-name="ro6" table:default-cell-style-name="ce3">
              <table:table-cell>
                <text:p text:style-name="P10">7</text:p>
              </table:table-cell>
              <table:table-cell>
                <text:p text:style-name="P11">360</text:p>
              </table:table-cell>
              <table:table-cell>
                <text:p text:style-name="P11">601</text:p>
              </table:table-cell>
              <table:table-cell>
                <text:p text:style-name="P10">453 <text:s text:c="3"/>/ <text:s/>66</text:p>
              </table:table-cell>
              <table:table-cell>
                <text:p text:style-name="P10">0.99 / 0.7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8cm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1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11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8cm" svg:x="1cm" svg:y="3.273cm" draw:page-number="1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11.916cm" svg:height="1.362cm" svg:x="1.662cm" svg:y="1.325cm" presentation:class="title" presentation:placeholder="true">
        <draw:text-box/>
      </draw:frame>
      <draw:frame presentation:style-name="Default-outline1" draw:layer="backgroundobjects" svg:width="11.916cm" svg:height="9.9cm" svg:x="1.662cm" svg:y="2.909cm" presentation:class="outline" presentation:placeholder="true">
        <draw:text-box/>
      </draw:frame>
      <draw:frame presentation:style-name="Mpr1" draw:text-style-name="MP1" draw:layer="backgroundobjects" svg:width="3.084cm" svg:height="0.563cm" svg:x="1.662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197cm" svg:height="0.563cm" svg:x="5.528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84cm" svg:height="0.563cm" svg:x="10.493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05T03:52:55</meta:creation-date>
    <meta:editing-duration>PT02H45M15S</meta:editing-duration>
    <meta:editing-cycles>36</meta:editing-cycles>
    <meta:generator>OpenOffice.org/3.2$Linux OpenOffice.org_project/320m12$Build-9483</meta:generator>
    <dc:date>2010-03-05T06:38:33</dc:date>
    <meta:document-statistic meta:object-count="79"/>
  </office:meta>
</office:document-meta>
</file>